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835cm"/>
    </style:style>
    <style:style style:name="Table4.D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55cm"/>
    </style:style>
    <style:style style:name="Table5.G" style:family="table-column">
      <style:table-column-properties style:column-width="2.06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154cm"/>
    </style:style>
    <style:style style:name="Table6.B" style:family="table-column">
      <style:table-column-properties style:column-width="3.623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1.52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_ti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/>
            <text:p text:style-name="P10"><text:span text:style-name="T1">Gross</text:span> <text:span text:style-name="T1">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text:soft-page-break/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>Duty Payable U/R 8</text:p>
          </table:table-cell>
          <table:table-cell table:style-name="Table6.A1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10T01:12:27</dc:date>
    <meta:editing-duration>P2DT6H8M52S</meta:editing-duration>
    <meta:editing-cycles>32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68" meta:word-count="354" meta:character-count="3781" meta:non-whitespace-character-count="3383"/>
  </office:meta>
</office:document-meta>
</file>